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99ccff" draw:textarea-horizontal-align="center" draw:textarea-vertical-align="middle"/>
    </style:style>
    <style:style style:name="gr3" style:family="graphic" style:parent-style-name="standard">
      <style:graphic-properties draw:fill-color="#4c4c4c" draw:textarea-horizontal-align="center" draw:textarea-vertical-align="middle"/>
    </style:style>
    <style:style style:name="gr4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3cm" draw:marker-start="Arrow" draw:marker-start-width="0.75cm" draw:marker-end="Arrow" draw:marker-end-width="0.75cm" draw:textarea-horizontal-align="center" draw:textarea-vertical-align="middle" fo:padding-top="0.275cm" fo:padding-bottom="0.275cm" fo:padding-left="0.4cm" fo:padding-right="0.4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7" style:family="graphic" style:parent-style-name="standard" style:list-style-name="L1">
      <style:graphic-properties draw:stroke="solid" draw:stroke-dash="Dash_20_10" svg:stroke-width="0.2cm" svg:stroke-color="#000000" draw:marker-start="" draw:marker-start-width="0.5cm" draw:marker-start-center="false" draw:marker-end-width="0.0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25cm" fo:padding-bottom="0.225cm" fo:padding-left="0.35cm" fo:padding-right="0.3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svg:stroke-width="0.02cm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10" style:family="graphic" style:parent-style-name="standard" style:list-style-name="L1">
      <style:graphic-properties draw:stroke="solid" draw:stroke-dash="Dash_20_10" svg:stroke-width="0.2cm" svg:stroke-color="#000000" draw:marker-start="" draw:marker-start-width="0.5cm" draw:marker-start-center="false" draw:marker-end-width="0.0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25cm" fo:padding-bottom="0.225cm" fo:padding-left="0.35cm" fo:padding-right="0.3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10" svg:stroke-width="0.2cm" svg:stroke-color="#000000" draw:marker-start="" draw:marker-start-width="0.5cm" draw:marker-start-center="false" draw:marker-end-width="0.0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25cm" fo:padding-bottom="0.225cm" fo:padding-left="0.35cm" fo:padding-right="0.3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10" svg:stroke-width="0.2cm" svg:stroke-color="#000000" draw:marker-start="" draw:marker-start-width="0.5cm" draw:marker-start-center="false" draw:marker-end-width="0.0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25cm" fo:padding-bottom="0.225cm" fo:padding-left="0.35cm" fo:padding-right="0.3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10" svg:stroke-width="0.2cm" svg:stroke-color="#000000" draw:marker-start="" draw:marker-start-width="0.5cm" draw:marker-start-center="false" draw:marker-end-width="0.0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25cm" fo:padding-bottom="0.225cm" fo:padding-left="0.35cm" fo:padding-right="0.3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10" svg:stroke-width="0.2cm" svg:stroke-color="#000000" draw:marker-start="" draw:marker-start-width="0.5cm" draw:marker-start-center="false" draw:marker-end-width="0.0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25cm" fo:padding-bottom="0.225cm" fo:padding-left="0.35cm" fo:padding-right="0.3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10" svg:stroke-width="0.2cm" svg:stroke-color="#000000" draw:marker-start="" draw:marker-start-width="0.5cm" draw:marker-start-center="false" draw:marker-end-width="0.0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25cm" fo:padding-bottom="0.225cm" fo:padding-left="0.35cm" fo:padding-right="0.3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10" svg:stroke-width="0.2cm" svg:stroke-color="#000000" draw:marker-start="" draw:marker-start-width="0.5cm" draw:marker-start-center="false" draw:marker-end-width="0.0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25cm" fo:padding-bottom="0.225cm" fo:padding-left="0.35cm" fo:padding-right="0.3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opacity="50%" draw:textarea-horizontal-align="center" draw:textarea-vertical-align="middle" draw:shadow-opacity="50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objectwithoutfill" style:list-style-name="L1">
      <style:graphic-properties draw:stroke="solid" draw:stroke-dash="Dash_20_10" svg:stroke-width="0.02cm" svg:stroke-color="#000000" draw:marker-start="" draw:marker-start-width="0.33cm" draw:marker-start-center="false" draw:marker-end-width="0.3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10" svg:stroke-width="0.02cm" svg:stroke-color="#000000" draw:marker-start="" draw:marker-start-width="0.33cm" draw:marker-start-center="false" draw:marker-end="Arrow" draw:marker-end-width="0.33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25" style:family="graphic" style:parent-style-name="standard">
      <style:graphic-properties draw:stroke="dash" draw:stroke-dash="Fine_20_Dashed"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6" style:family="graphic">
      <style:graphic-properties style:protect="size"/>
    </style:style>
    <style:style style:name="pr1" style:family="presentation" style:parent-style-name="Oletus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i" fo:country="FI" fo:font-style="normal" fo:text-shadow="none" style:text-underline-style="none" fo:font-weight="normal" style:text-underline-mode="continuous" style:text-line-through-mode="continuous" style:letter-kerning="true" style:font-family-asian="'DejaVu LGC Sans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" style:family="paragraph">
      <style:paragraph-properties fo:margin-left="0cm" fo:margin-right="0cm" fo:text-align="end" fo:text-indent="0cm"/>
      <style:text-properties fo:font-size="12pt" style:font-size-asian="12pt" style:font-size-complex="12pt"/>
    </style:style>
    <style:style style:name="P6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style:paragraph-properties fo:margin-left="0.6cm" fo:margin-right="0cm" fo:text-indent="-0.6cm"/>
    </style:style>
    <style:style style:name="T1" style:family="text">
      <style:text-properties fo:color="#ffffff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21">
        <office:forms form:automatic-focus="false" form:apply-design-mode="false"/>
        <draw:line draw:style-name="gr1" draw:text-style-name="P1" draw:layer="layout" svg:x1="14cm" svg:y1="4.5cm" svg:x2="14.01cm" svg:y2="5.7cm">
          <text:p text:style-name="P7"/>
        </draw:line>
        <draw:rect draw:style-name="gr2" draw:text-style-name="P2" draw:id="id3" draw:layer="layout" svg:width="4.5cm" svg:height="4cm" svg:x="22cm" svg:y="4.2cm">
          <text:p text:style-name="P2">Interrupt</text:p>
          <text:p text:style-name="P2">handler</text:p>
        </draw:rect>
        <draw:rect draw:style-name="gr2" draw:text-style-name="P2" draw:layer="layout" svg:width="4.5cm" svg:height="4cm" svg:x="1.7cm" svg:y="5cm">
          <text:p text:style-name="P2">Init</text:p>
        </draw:rect>
        <draw:rect draw:style-name="gr3" draw:text-style-name="P3" draw:id="id1" draw:layer="layout" svg:width="8cm" svg:height="1.5cm" svg:x="10cm" svg:y="-0.1cm">
          <text:p text:style-name="P2"><text:span text:style-name="T1">DM9000A</text:span></text:p>
        </draw:rect>
        <draw:line draw:style-name="gr4" draw:text-style-name="P1" draw:layer="layout" svg:x1="9.5cm" svg:y1="0.2cm" svg:x2="10cm" svg:y2="0.2cm">
          <text:p text:style-name="P7"/>
        </draw:line>
        <draw:line draw:style-name="gr4" draw:text-style-name="P1" draw:layer="layout" svg:x1="9.5cm" svg:y1="0.6cm" svg:x2="10cm" svg:y2="0.6cm">
          <text:p text:style-name="P7"/>
        </draw:line>
        <draw:line draw:style-name="gr4" draw:text-style-name="P1" draw:layer="layout" svg:x1="9.5cm" svg:y1="1cm" svg:x2="10cm" svg:y2="1cm">
          <text:p text:style-name="P7"/>
        </draw:line>
        <draw:line draw:style-name="gr4" draw:text-style-name="P1" draw:layer="layout" svg:x1="18cm" svg:y1="0.2cm" svg:x2="18.5cm" svg:y2="0.2cm">
          <text:p text:style-name="P7"/>
        </draw:line>
        <draw:line draw:style-name="gr4" draw:text-style-name="P1" draw:layer="layout" svg:x1="18cm" svg:y1="0.6cm" svg:x2="18.5cm" svg:y2="0.6cm">
          <text:p text:style-name="P7"/>
        </draw:line>
        <draw:line draw:style-name="gr4" draw:text-style-name="P1" draw:layer="layout" svg:x1="18cm" svg:y1="1cm" svg:x2="18.5cm" svg:y2="1cm">
          <text:p text:style-name="P7"/>
        </draw:line>
        <draw:connector draw:style-name="gr5" draw:text-style-name="P1" draw:layer="layout" draw:type="line" svg:x1="14cm" svg:y1="1.4cm" svg:x2="14cm" svg:y2="4.5cm" draw:start-shape="id1" draw:start-glue-point="2" draw:end-shape="id2" draw:end-glue-point="0">
          <text:p text:style-name="P7"/>
        </draw:connector>
        <draw:custom-shape draw:style-name="gr6" draw:text-style-name="P1" draw:layer="layout" svg:width="2cm" svg:height="0.8cm" svg:x="11.5cm" svg:y="13cm">
          <text:p text:style-name="P7"/>
          <draw:enhanced-geometry svg:viewBox="0 0 21600 21600" draw:glue-points="10800 0 2160 10800 10800 21600 19440 10800" draw:text-areas="4350 0 17250 21600" draw:mirror-vertical="true" draw:type="flowchart-manual-operation" draw:enhanced-path="M 0 0 L 21600 0 17250 21600 4350 21600 0 0 Z N"/>
        </draw:custom-shape>
        <draw:custom-shape draw:style-name="gr6" draw:text-style-name="P1" draw:layer="layout" svg:width="2cm" svg:height="0.8cm" svg:x="14.2cm" svg:y="13cm">
          <text:p text:style-name="P7"/>
          <draw:enhanced-geometry svg:viewBox="0 0 21600 21600" draw:glue-points="10800 0 2160 10800 10800 21600 19440 10800" draw:text-areas="4350 0 17250 21600" draw:mirror-vertical="true" draw:type="flowchart-manual-operation" draw:enhanced-path="M 0 0 L 21600 0 17250 21600 4350 21600 0 0 Z N"/>
        </draw:custom-shape>
        <draw:line draw:style-name="gr7" draw:text-style-name="P4" draw:layer="layout" svg:x1="12.097cm" svg:y1="15.158cm" svg:x2="12.1cm" svg:y2="13.7cm">
          <text:p text:style-name="P7"/>
        </draw:line>
        <draw:line draw:style-name="gr8" draw:text-style-name="P1" draw:layer="layout" svg:x1="10.1cm" svg:y1="13.372cm" svg:x2="11.714cm" svg:y2="13.375cm">
          <text:p text:style-name="P7"/>
        </draw:line>
        <draw:line draw:style-name="gr8" draw:text-style-name="P1" draw:layer="layout" svg:x1="17.6cm" svg:y1="13.39cm" svg:x2="16.002cm" svg:y2="13.39cm">
          <text:p text:style-name="P7"/>
        </draw:line>
        <draw:connector draw:style-name="gr9" draw:text-style-name="P1" draw:layer="layout" draw:line-skew="-0.273cm" svg:x1="8.352cm" svg:y1="12.47cm" svg:x2="10.77cm" svg:y2="9.525cm">
          <text:p text:style-name="P7"/>
        </draw:connector>
        <draw:connector draw:style-name="gr9" draw:text-style-name="P1" draw:layer="layout" svg:x1="11.58cm" svg:y1="9.525cm" svg:x2="9.088cm" svg:y2="12.447cm">
          <text:p text:style-name="P7"/>
        </draw:connector>
        <draw:line draw:style-name="gr10" draw:text-style-name="P4" draw:layer="layout" svg:x1="12.5cm" svg:y1="13cm" svg:x2="12.5cm" svg:y2="9.5cm">
          <text:p text:style-name="P7"/>
        </draw:line>
        <draw:line draw:style-name="gr11" draw:text-style-name="P4" draw:layer="layout" svg:x1="15.2cm" svg:y1="13cm" svg:x2="15.2cm" svg:y2="9.5cm">
          <text:p text:style-name="P7"/>
        </draw:line>
        <draw:line draw:style-name="gr12" draw:text-style-name="P4" draw:layer="layout" svg:x1="12.896cm" svg:y1="20.951cm" svg:x2="12.9cm" svg:y2="13.8cm">
          <text:p text:style-name="P7"/>
        </draw:line>
        <draw:line draw:style-name="gr13" draw:text-style-name="P4" draw:layer="layout" svg:x1="14.896cm" svg:y1="20.952cm" svg:x2="14.9cm" svg:y2="13.801cm">
          <text:p text:style-name="P7"/>
        </draw:line>
        <draw:line draw:style-name="gr14" draw:text-style-name="P4" draw:layer="layout" svg:x1="10.1cm" svg:y1="15.056cm" svg:x2="12.191cm" svg:y2="15.056cm">
          <text:p text:style-name="P7"/>
        </draw:line>
        <draw:line draw:style-name="gr15" draw:text-style-name="P4" draw:layer="layout" svg:x1="15.598cm" svg:y1="15.158cm" svg:x2="15.601cm" svg:y2="13.7cm">
          <text:p text:style-name="P7"/>
        </draw:line>
        <draw:line draw:style-name="gr16" draw:text-style-name="P4" draw:layer="layout" svg:x1="15.501cm" svg:y1="15.056cm" svg:x2="17.592cm" svg:y2="15.056cm">
          <text:p text:style-name="P7"/>
        </draw:line>
        <draw:frame draw:style-name="gr17" draw:text-style-name="P5" draw:layer="layout" svg:width="4cm" svg:height="1.673cm" svg:x="8.9cm" svg:y="19.1cm">
          <draw:text-box>
            <text:p text:style-name="P5"><text:span text:style-name="T2">tx_data_in,</text:span></text:p>
            <text:p text:style-name="P5"><text:span text:style-name="T2">tx_data_valid_in,</text:span></text:p>
            <text:p text:style-name="P5"><text:span text:style-name="T2">tx_re_out</text:span></text:p>
          </draw:text-box>
        </draw:frame>
        <draw:frame draw:style-name="gr18" draw:text-style-name="P6" draw:layer="layout" svg:width="5cm" svg:height="1.673cm" svg:x="14.9cm" svg:y="19.1cm">
          <draw:text-box>
            <text:p text:style-name="P6"><text:span text:style-name="T2">rx_data_out,</text:span></text:p>
            <text:p text:style-name="P6"><text:span text:style-name="T2">rx_data_valid_out,</text:span></text:p>
            <text:p text:style-name="P6"><text:span text:style-name="T2">rx_re_in</text:span></text:p>
          </draw:text-box>
        </draw:frame>
        <draw:frame draw:style-name="gr18" draw:text-style-name="P6" draw:layer="layout" svg:width="3cm" svg:height="0.725cm" svg:x="7.8cm" svg:y="10cm">
          <draw:text-box>
            <text:p text:style-name="P6"><text:span text:style-name="T2">comm_req</text:span></text:p>
          </draw:text-box>
        </draw:frame>
        <draw:frame draw:style-name="gr18" draw:text-style-name="P6" draw:layer="layout" svg:width="3cm" svg:height="0.725cm" svg:x="9.1cm" svg:y="10.901cm">
          <draw:text-box>
            <text:p text:style-name="P6"><text:span text:style-name="T2">comm_grant</text:span></text:p>
          </draw:text-box>
        </draw:frame>
        <draw:custom-shape draw:style-name="gr6" draw:text-style-name="P1" draw:layer="layout" svg:width="5.6cm" svg:height="0.8cm" svg:x="11.3cm" svg:y="5.7cm">
          <text:p text:style-name="P7"/>
          <draw:enhanced-geometry svg:viewBox="0 0 21600 21600" draw:glue-points="10800 0 2160 10800 10800 21600 19440 10800" draw:text-areas="4350 0 17250 21600" draw:mirror-vertical="true" draw:type="flowchart-manual-operation" draw:enhanced-path="M 0 0 L 21600 0 17250 21600 4350 21600 0 0 Z N"/>
        </draw:custom-shape>
        <draw:connector draw:style-name="gr1" draw:text-style-name="P1" draw:layer="layout" draw:line-skew="-1.011cm" svg:x1="13.296cm" svg:y1="6.445cm" svg:x2="7.205cm" svg:y2="12.576cm">
          <text:p text:style-name="P7"/>
        </draw:connector>
        <draw:polyline draw:style-name="gr19" draw:text-style-name="P1" draw:layer="layout" svg:width="5.999cm" svg:height="0.999cm" svg:x="6.2cm" svg:y="6.5cm" svg:viewBox="0 0 6000 1000" draw:points="0,1000 6000,1000 6000,0">
          <text:p text:style-name="P7"/>
        </draw:polyline>
        <draw:polyline draw:style-name="gr19" draw:text-style-name="P1" draw:layer="layout" svg:width="5.999cm" svg:height="0.999cm" svg:x="16cm" svg:y="6.5cm" svg:viewBox="0 0 6000 1000" draw:points="6000,1000 0,1000 0,0">
          <text:p text:style-name="P7"/>
        </draw:polyline>
        <draw:connector draw:style-name="gr1" draw:text-style-name="P1" draw:layer="layout" draw:line-skew="-1.011cm" svg:x1="14.896cm" svg:y1="6.445cm" svg:x2="21.011cm" svg:y2="12.576cm">
          <text:p text:style-name="P7"/>
        </draw:connector>
        <draw:rect draw:style-name="gr20" draw:text-style-name="P2" draw:id="id2" draw:layer="layout" svg:width="8cm" svg:height="5cm" svg:x="10cm" svg:y="4.5cm">
          <text:p text:style-name="P7"/>
        </draw:rect>
        <draw:frame draw:style-name="gr21" draw:layer="layout" svg:width="0.502cm" svg:height="0.962cm" svg:x="-1.5cm" svg:y="17cm">
          <draw:text-box>
            <text:p text:style-name="P7"/>
          </draw:text-box>
        </draw:frame>
        <draw:frame draw:style-name="gr18" draw:text-style-name="P7" draw:layer="layout" svg:width="2.5cm" svg:height="0.962cm" svg:x="10cm" svg:y="4.5cm">
          <draw:text-box>
            <text:p text:style-name="P7">Comm</text:p>
          </draw:text-box>
        </draw:frame>
        <draw:rect draw:style-name="gr2" draw:text-style-name="P2" draw:id="id4" draw:layer="layout" svg:width="4.5cm" svg:height="4cm" svg:x="17.587cm" svg:y="12.5cm">
          <text:p text:style-name="P2">Read</text:p>
        </draw:rect>
        <draw:rect draw:style-name="gr2" draw:text-style-name="P2" draw:layer="layout" svg:width="4.6cm" svg:height="4cm" svg:x="5.5cm" svg:y="12.5cm">
          <text:p text:style-name="P2">Send</text:p>
        </draw:rect>
        <draw:connector draw:style-name="gr9" draw:text-style-name="P1" draw:layer="layout" svg:x1="15.799cm" svg:y1="9.525cm" svg:x2="18.571cm" svg:y2="12.473cm">
          <text:p text:style-name="P7"/>
        </draw:connector>
        <draw:connector draw:style-name="gr9" draw:text-style-name="P1" draw:layer="layout" draw:line-skew="-0.261cm" svg:x1="19.352cm" svg:y1="12.448cm" svg:x2="16.48cm" svg:y2="9.525cm">
          <text:p text:style-name="P7"/>
        </draw:connector>
        <draw:frame draw:style-name="gr18" draw:text-style-name="P6" draw:layer="layout" svg:width="3cm" svg:height="0.725cm" svg:x="16.8cm" svg:y="10.001cm">
          <draw:text-box>
            <text:p text:style-name="P6"><text:span text:style-name="T2">comm_req</text:span></text:p>
          </draw:text-box>
        </draw:frame>
        <draw:frame draw:style-name="gr18" draw:text-style-name="P6" draw:layer="layout" svg:width="3cm" svg:height="0.725cm" svg:x="15.5cm" svg:y="10.902cm">
          <draw:text-box>
            <text:p text:style-name="P6"><text:span text:style-name="T2">comm_grant</text:span></text:p>
          </draw:text-box>
        </draw:frame>
        <draw:frame draw:style-name="gr18" draw:text-style-name="P6" draw:layer="layout" svg:width="3.8cm" svg:height="0.725cm" svg:x="6.2cm" svg:y="6.8cm">
          <draw:text-box>
            <text:p text:style-name="P6"><text:span text:style-name="T2">config_data_bus</text:span></text:p>
          </draw:text-box>
        </draw:frame>
        <draw:frame draw:style-name="gr18" draw:text-style-name="P6" draw:layer="layout" svg:width="4cm" svg:height="0.725cm" svg:x="6.4cm" svg:y="7.801cm">
          <draw:text-box>
            <text:p text:style-name="P6"><text:span text:style-name="T2">config_data_bus</text:span></text:p>
          </draw:text-box>
        </draw:frame>
        <draw:frame draw:style-name="gr18" draw:text-style-name="P6" draw:layer="layout" svg:width="3.8cm" svg:height="0.725cm" svg:x="18.5cm" svg:y="6.801cm">
          <draw:text-box>
            <text:p text:style-name="P6"><text:span text:style-name="T2">config_data_bus</text:span></text:p>
          </draw:text-box>
        </draw:frame>
        <draw:frame draw:style-name="gr18" draw:text-style-name="P6" draw:layer="layout" svg:width="4cm" svg:height="0.725cm" svg:x="18cm" svg:y="7.801cm">
          <draw:text-box>
            <text:p text:style-name="P6"><text:span text:style-name="T2">config_data_bus</text:span></text:p>
          </draw:text-box>
        </draw:frame>
        <draw:line draw:style-name="gr9" draw:text-style-name="P1" draw:layer="layout" svg:x1="14.204cm" svg:y1="5.291cm" svg:x2="22cm" svg:y2="5.3cm">
          <text:p text:style-name="P7"/>
        </draw:line>
        <draw:line draw:style-name="gr8" draw:text-style-name="P1" draw:layer="layout" svg:x1="14.204cm" svg:y1="4.5cm" svg:x2="14.204cm" svg:y2="5.291cm">
          <text:p text:style-name="P7"/>
        </draw:line>
        <draw:frame draw:style-name="gr18" draw:text-style-name="P6" draw:layer="layout" svg:width="3.9cm" svg:height="0.725cm" svg:x="18.1cm" svg:y="4.7cm">
          <draw:text-box>
            <text:p text:style-name="P6"><text:span text:style-name="T2">eth_interrupt_in</text:span></text:p>
          </draw:text-box>
        </draw:frame>
        <draw:connector draw:style-name="gr9" draw:text-style-name="P1" draw:layer="layout" svg:x1="24.25cm" svg:y1="8.2cm" svg:x2="22.087cm" svg:y2="14.5cm" draw:start-shape="id3" draw:start-glue-point="2" draw:end-shape="id4" draw:end-glue-point="1">
          <text:p text:style-name="P7"/>
        </draw:connector>
        <draw:frame draw:style-name="gr18" draw:text-style-name="P6" draw:layer="layout" svg:width="3cm" svg:height="0.725cm" svg:x="22.7cm" svg:y="14.5cm">
          <draw:text-box>
            <text:p text:style-name="P6"><text:span text:style-name="T2">rx_waiting</text:span></text:p>
          </draw:text-box>
        </draw:frame>
        <draw:g>
          <draw:polyline draw:style-name="gr22" draw:text-style-name="P4" draw:layer="layout" svg:width="17.499cm" svg:height="9.299cm" svg:x="8.1cm" svg:y="8.2cm" svg:viewBox="0 0 17500 9300" draw:points="17500,0 17500,9300 0,9300">
            <text:p text:style-name="P7"/>
          </draw:polyline>
          <draw:line draw:style-name="gr23" draw:text-style-name="P4" draw:layer="layout" svg:x1="8.1cm" svg:y1="17.5cm" svg:x2="8.1cm" svg:y2="16.521cm">
            <text:p text:style-name="P7"/>
          </draw:line>
        </draw:g>
        <draw:frame draw:style-name="gr18" draw:text-style-name="P6" draw:layer="layout" svg:width="3cm" svg:height="0.725cm" svg:x="8.1cm" svg:y="17.4cm">
          <draw:text-box>
            <text:p text:style-name="P6"><text:span text:style-name="T2">tx_ready</text:span></text:p>
          </draw:text-box>
        </draw:frame>
        <draw:line draw:style-name="gr9" draw:text-style-name="P1" draw:layer="layout" svg:x1="6.2cm" svg:y1="6.6cm" svg:x2="10cm" svg:y2="6.6cm">
          <text:p text:style-name="P7"/>
        </draw:line>
        <draw:line draw:style-name="gr9" draw:text-style-name="P1" draw:layer="layout" svg:x1="6.2cm" svg:y1="5.8cm" svg:x2="10cm" svg:y2="5.8cm">
          <text:p text:style-name="P7"/>
        </draw:line>
        <draw:frame draw:style-name="gr18" draw:text-style-name="P6" draw:layer="layout" svg:width="3cm" svg:height="0.725cm" svg:x="6.2cm" svg:y="6.001cm">
          <draw:text-box>
            <text:p text:style-name="P6"><text:span text:style-name="T2">sleep_time</text:span></text:p>
          </draw:text-box>
        </draw:frame>
        <draw:frame draw:style-name="gr18" draw:text-style-name="P6" draw:layer="layout" svg:width="3cm" svg:height="0.725cm" svg:x="6.2cm" svg:y="5.202cm">
          <draw:text-box>
            <text:p text:style-name="P6"><text:span text:style-name="T2">init_ready</text:span></text:p>
          </draw:text-box>
        </draw:frame>
        <draw:frame draw:style-name="gr18" draw:text-style-name="P6" draw:layer="layout" svg:width="5.5cm" svg:height="3.569cm" svg:x="0cm" svg:y="0.057cm">
          <draw:text-box>
            <text:p text:style-name="P6"><text:span text:style-name="T2">config_data_bus:</text:span></text:p>
            <text:p text:style-name="P6"><text:span text:style-name="T2">- config_data</text:span></text:p>
            <text:p text:style-name="P6"><text:span text:style-name="T2">- reg_addr</text:span></text:p>
            <text:p text:style-name="P6"><text:span text:style-name="T2">- read_not_write</text:span></text:p>
            <text:p text:style-name="P6"><text:span text:style-name="T2">- data_from_comm</text:span></text:p>
            <text:p text:style-name="P6"><text:span text:style-name="T2">- data_from_comm_valid</text:span></text:p>
            <text:p text:style-name="P6"><text:span text:style-name="T2">- comm_busy</text:span></text:p>
          </draw:text-box>
        </draw:frame>
        <draw:line draw:style-name="gr9" draw:text-style-name="P1" draw:layer="layout" svg:x1="22cm" svg:y1="6.7cm" svg:x2="18cm" svg:y2="6.7cm">
          <text:p text:style-name="P7"/>
        </draw:line>
        <draw:line draw:style-name="gr9" draw:text-style-name="P1" draw:layer="layout" svg:x1="18cm" svg:y1="6cm" svg:x2="22cm" svg:y2="6cm">
          <text:p text:style-name="P7"/>
        </draw:line>
        <draw:frame draw:style-name="gr18" draw:text-style-name="P6" draw:layer="layout" svg:width="3cm" svg:height="0.725cm" svg:x="18.6cm" svg:y="5.401cm">
          <draw:text-box>
            <text:p text:style-name="P6"><text:span text:style-name="T2">comm_grant</text:span></text:p>
          </draw:text-box>
        </draw:frame>
        <draw:frame draw:style-name="gr18" draw:text-style-name="P6" draw:layer="layout" svg:width="3cm" svg:height="0.725cm" svg:x="18.6cm" svg:y="6.102cm">
          <draw:text-box>
            <text:p text:style-name="P6"><text:span text:style-name="T2">comm_req</text:span></text:p>
          </draw:text-box>
        </draw:frame>
        <draw:frame draw:style-name="gr18" draw:text-style-name="P7" draw:layer="layout" svg:width="4.5cm" svg:height="0.962cm" svg:x="2cm" svg:y="18cm">
          <draw:text-box>
            <text:p text:style-name="P7"/>
          </draw:text-box>
        </draw:frame>
        <draw:line draw:style-name="gr24" draw:text-style-name="P1" draw:layer="layout" svg:x1="6.5cm" svg:y1="20.916cm" svg:x2="6.5cm" svg:y2="16.5cm">
          <text:p text:style-name="P7"/>
        </draw:line>
        <draw:frame draw:style-name="gr18" draw:text-style-name="P5" draw:layer="layout" svg:width="4cm" svg:height="2.147cm" svg:x="2.5cm" svg:y="18.7cm">
          <draw:text-box>
            <text:p text:style-name="P5"><text:span text:style-name="T2">new_tx_in,</text:span></text:p>
            <text:p text:style-name="P5"><text:span text:style-name="T2">tx_len_in,</text:span></text:p>
            <text:p text:style-name="P5"><text:span text:style-name="T2">tx_MAC_addr_in,</text:span></text:p>
            <text:p text:style-name="P5"><text:span text:style-name="T2">tx_frame_type_in</text:span></text:p>
          </draw:text-box>
        </draw:frame>
        <draw:line draw:style-name="gr24" draw:text-style-name="P1" draw:layer="layout" svg:x1="20cm" svg:y1="16.5cm" svg:x2="20cm" svg:y2="20.916cm">
          <text:p text:style-name="P7"/>
        </draw:line>
        <draw:frame draw:style-name="gr18" draw:text-style-name="P6" draw:layer="layout" svg:width="4.5cm" svg:height="2.621cm" svg:x="20.3cm" svg:y="18.3cm">
          <draw:text-box>
            <text:p text:style-name="P6"><text:span text:style-name="T2">new_rx_out,</text:span></text:p>
            <text:p text:style-name="P6"><text:span text:style-name="T2">rx_len_out,</text:span></text:p>
            <text:p text:style-name="P6"><text:span text:style-name="T2">rx_frame_type_out,</text:span></text:p>
            <text:p text:style-name="P6"><text:span text:style-name="T2">rx_erroneous_out,</text:span></text:p>
            <text:p text:style-name="P6"><text:span text:style-name="T2">fatal_error_out</text:span></text:p>
          </draw:text-box>
        </draw:frame>
        <draw:frame draw:style-name="gr18" draw:text-style-name="P6" draw:layer="layout" svg:width="2cm" svg:height="0.725cm" svg:x="14.4cm" svg:y="2.5cm">
          <draw:text-box>
            <text:p text:style-name="P6"><text:span text:style-name="T2">eth_*</text:span></text:p>
          </draw:text-box>
        </draw:frame>
        <draw:custom-shape draw:style-name="gr25" draw:text-style-name="P1" draw:layer="layout" svg:width="27.838cm" svg:height="20.859cm" svg:x="0.069cm" svg:y="0.057cm">
          <text:p text:style-name="P7"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cm" svg:height="0.962cm" svg:x="25.5cm" svg:y="7.2cm">
          <draw:text-box>
            <text:p text:style-name="P8">1</text:p>
          </draw:text-box>
        </draw:frame>
        <draw:frame draw:style-name="gr18" draw:text-style-name="P8" draw:layer="layout" svg:width="1cm" svg:height="0.962cm" svg:x="21cm" svg:y="15.5cm">
          <draw:text-box>
            <text:p text:style-name="P8">2</text:p>
          </draw:text-box>
        </draw:frame>
        <draw:frame draw:style-name="gr18" draw:text-style-name="P8" draw:layer="layout" svg:width="1cm" svg:height="0.962cm" svg:x="9cm" svg:y="15.5cm">
          <draw:text-box>
            <text:p text:style-name="P8">3</text:p>
          </draw:text-box>
        </draw:frame>
        <presentation:notes draw:style-name="dp2">
          <draw:page-thumbnail draw:style-name="gr26" draw:layer="layout" svg:width="14.848cm" svg:height="11.135cm" svg:x="3.075cm" svg:y="2.257cm" draw:page-number="1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i" fo:country="FI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>
        <text:list-style style:name="Oletu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letus-outline2" style:family="presentation" style:parent-style-name="Oletu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ero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Oletus" style:page-layout-name="PM1" draw:style-name="dp1">
      <draw:frame presentation:style-name="Oletus-title" draw:layer="backgroundobjects" svg:width="25.199cm" svg:height="3.506cm" svg:x="1.4cm" svg:y="0.837cm" presentation:class="title" presentation:placeholder="true">
        <draw:text-box/>
      </draw:frame>
      <draw:frame presentation:style-name="Oletus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ero&gt;</text:page-number></text:p>
        </draw:text-box>
      </draw:frame>
      <presentation:notes style:page-layout-name="PM2">
        <draw:page-thumbnail presentation:style-name="Oletus-title" draw:layer="backgroundobjects" svg:width="14.848cm" svg:height="11.135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Nieminen</meta:initial-creator>
    <meta:creation-date>2009-09-30T09:20:59</meta:creation-date>
    <dc:creator>Jussi Nieminen</dc:creator>
    <dc:date>2009-09-30T11:50:31</dc:date>
    <meta:editing-cycles>16</meta:editing-cycles>
    <meta:editing-duration>PT1H40M5S</meta:editing-duration>
    <meta:user-defined meta:name="Info 1"/>
    <meta:user-defined meta:name="Info 2"/>
    <meta:user-defined meta:name="Info 3"/>
    <meta:user-defined meta:name="Info 4"/>
    <meta:document-statistic meta:object-count="98"/>
  </office:meta>
</office:document-meta>
</file>